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3,900,438,563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2,975,415,842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1,566,622,849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,833,948,799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9,618,567,249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8,372,173,380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8,400,538,859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7,588,098,574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5,729,649,158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4,486,159,608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3,789,443,623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2,275,500,115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0,841,724,916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,672,023,050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8,772,169,959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,140,278,401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,775,251,509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7,565,854,723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7,103,826,902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,414,520,529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,366,340,265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,737,099,650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,215,028,98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43:08.512821729</dc:date>
    <meta:editing-duration>PT2H35M15S</meta:editing-duration>
    <meta:editing-cycles>73</meta:editing-cycles>
    <meta:generator>LibreOffice/7.2.6.2$Linux_X86_64 LibreOffice_project/20$Build-2</meta:generator>
    <meta:document-statistic meta:table-count="1" meta:cell-count="48" meta:object-count="0"/>
  </office:meta>
</office:document-meta>
</file>